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1396" officeooo:paragraph-rsid="000c1396"/>
    </style:style>
    <style:style style:name="P2" style:family="paragraph" style:parent-style-name="Standard">
      <style:paragraph-properties fo:text-align="center" style:justify-single-word="false"/>
      <style:text-properties officeooo:rsid="000c1396" officeooo:paragraph-rsid="000c1396"/>
    </style:style>
    <style:style style:name="P3" style:family="paragraph" style:parent-style-name="Standard">
      <style:paragraph-properties fo:text-align="start" style:justify-single-word="false"/>
      <style:text-properties officeooo:rsid="000c1396" officeooo:paragraph-rsid="000c1396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c1396" officeooo:paragraph-rsid="000c1396" style:font-weight-asian="bold" style:font-weight-complex="bold"/>
    </style:style>
    <style:style style:name="P5" style:family="paragraph" style:parent-style-name="Standard">
      <style:text-properties fo:font-weight="bold" officeooo:rsid="000c1396" officeooo:paragraph-rsid="000c139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alance Pepito</text:p>
      <text:p text:style-name="P1">1 de Enero de 2012</text:p>
      <text:p text:style-name="P1"/>
      <text:p text:style-name="P1">Tiene 400€ en el banco</text:p>
      <text:p text:style-name="P1">Presta 20€ a un amigo que le devolverá en 2 meses</text:p>
      <text:p text:style-name="P1">Tiene una moto 3000€</text:p>
      <text:p text:style-name="P1">Le quedan por pagar 500€ al banco dentro de 14 meses</text:p>
      <text:p text:style-name="P1"/>
      <text:p text:style-name="P1"/>
      <text:p text:style-name="P4">Activo<text:tab/><text:tab/><text:tab/><text:tab/>Pasivo</text:p>
      <text:p text:style-name="P2">400€ (Activo corriente)<text:tab/><text:tab/>500€ (Pasivo no corriente)</text:p>
      <text:p text:style-name="P2">20€ (Activo corriente)<text:tab/><text:tab/><text:tab/><text:tab/><text:tab/> <text:s text:c="6"/></text:p>
      <text:p text:style-name="P2">3000€ (Activo no corriente)<text:tab/><text:tab/><text:tab/><text:tab/><text:tab/> <text:s text:c="6"/></text:p>
      <text:p text:style-name="P3"/>
      <text:p text:style-name="P3"><text:span text:style-name="T1">Patrimonio:</text:span> 2920€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10:20:55.916205387</meta:creation-date>
    <dc:date>2013-12-03T10:38:41.608347397</dc:date>
    <meta:editing-duration>PT2M35S</meta:editing-duration>
    <meta:editing-cycles>1</meta:editing-cycles>
    <meta:document-statistic meta:table-count="0" meta:image-count="0" meta:object-count="0" meta:page-count="1" meta:paragraph-count="11" meta:word-count="56" meta:character-count="332" meta:non-whitespace-character-count="259"/>
    <meta:generator>LibreOffice/4.1.3.2$Linux_X86_64 LibreOffice_project/410$Build-2</meta:generator>
  </office:meta>
</office:document-meta>
</file>